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SourceValidity.isValid( SourceValidity valid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sitorySourceValidity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Validity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Validity.RepositorySourceValidity( Repository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sitorySourceValidity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